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3">
      <style:paragraph-properties fo:margin-left="0.635cm" fo:text-indent="0cm" style:auto-text-indent="false"/>
      <style:text-properties officeooo:paragraph-rsid="0016f322"/>
    </style:style>
    <style:style style:name="P2" style:family="paragraph" style:parent-style-name="Heading_20_3">
      <style:paragraph-properties fo:margin-top="0.494cm" fo:margin-bottom="0cm" style:contextual-spacing="false"/>
      <style:text-properties officeooo:paragraph-rsid="0016f322"/>
    </style:style>
    <style:style style:name="P3" style:family="paragraph" style:parent-style-name="Normal_20__28_Web_29_">
      <style:paragraph-properties fo:margin-top="0.494cm" fo:margin-bottom="0cm" style:contextual-spacing="false"/>
      <style:text-properties officeooo:paragraph-rsid="0016f322"/>
    </style:style>
    <style:style style:name="P4" style:family="paragraph" style:parent-style-name="Standard">
      <style:paragraph-properties fo:margin-top="0cm" fo:margin-bottom="0.212cm" style:contextual-spacing="false" fo:text-align="center" style:justify-single-word="false"/>
      <style:text-properties officeooo:paragraph-rsid="0016f322"/>
    </style:style>
    <style:style style:name="P5" style:family="paragraph" style:parent-style-name="Standard">
      <style:paragraph-properties fo:text-align="center" style:justify-single-word="false"/>
      <style:text-properties officeooo:paragraph-rsid="0016f322"/>
    </style:style>
    <style:style style:name="P6" style:family="paragraph" style:parent-style-name="Standard">
      <style:paragraph-properties fo:text-align="center" style:justify-single-word="false" fo:keep-with-next="always"/>
      <style:text-properties officeooo:paragraph-rsid="0016f322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16f322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4pt" officeooo:paragraph-rsid="0016f322" style:font-name-asian="Tahoma1" style:font-size-asian="14pt" style:font-name-complex="Tahoma1" style:font-size-complex="14pt"/>
    </style:style>
    <style:style style:name="P9" style:family="paragraph" style:parent-style-name="Standard">
      <style:text-properties style:font-name="Arial" officeooo:paragraph-rsid="0016f322"/>
    </style:style>
    <style:style style:name="P10" style:family="paragraph" style:parent-style-name="Standard">
      <style:paragraph-properties fo:text-align="justify" style:justify-single-word="false" fo:text-indent="0.635cm" style:auto-text-indent="false"/>
      <style:text-properties officeooo:paragraph-rsid="0016f322"/>
    </style:style>
    <style:style style:name="P11" style:family="paragraph" style:parent-style-name="Standard" style:list-style-name="WWNum8">
      <style:paragraph-properties fo:margin-top="0cm" fo:margin-bottom="0.494cm" style:contextual-spacing="false" fo:orphans="2" fo:widows="2" fo:hyphenation-ladder-count="no-limit"/>
      <style:text-properties officeooo:paragraph-rsid="0016f32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.494cm" fo:margin-bottom="0.494cm" style:contextual-spacing="false" fo:orphans="2" fo:widows="2" fo:hyphenation-ladder-count="no-limit" fo:text-indent="0cm" style:auto-text-indent="false"/>
      <style:text-properties officeooo:paragraph-rsid="0016f32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.494cm" fo:margin-bottom="0.494cm" style:contextual-spacing="false" fo:orphans="2" fo:widows="2" fo:hyphenation-ladder-count="no-limit" fo:text-indent="0.635cm" style:auto-text-indent="false"/>
      <style:text-properties officeooo:paragraph-rsid="0019bc9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text-indent="0.635cm" style:auto-text-indent="false"/>
      <style:text-properties officeooo:paragraph-rsid="0016f322"/>
    </style:style>
    <style:style style:name="P15" style:family="paragraph" style:parent-style-name="Standard">
      <style:text-properties officeooo:paragraph-rsid="0016f322"/>
    </style:style>
    <style:style style:name="P16" style:family="paragraph" style:parent-style-name="Standard">
      <style:paragraph-properties fo:text-align="center" style:justify-single-word="false"/>
      <style:text-properties officeooo:rsid="0016f322" officeooo:paragraph-rsid="0016f322"/>
    </style:style>
    <style:style style:name="P17" style:family="paragraph" style:parent-style-name="Standard" style:list-style-name="WWNum8">
      <style:paragraph-properties fo:margin-top="0.494cm" fo:margin-bottom="0cm" style:contextual-spacing="false" fo:orphans="2" fo:widows="2" fo:hyphenation-ladder-count="no-limit"/>
      <style:text-properties officeooo:rsid="0018dcc6" officeooo:paragraph-rsid="0018dcc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left="0.635cm" fo:text-indent="0cm" style:auto-text-indent="false"/>
      <style:text-properties fo:font-weight="normal" officeooo:paragraph-rsid="0016f322" style:font-weight-asian="normal" style:font-weight-complex="normal"/>
    </style:style>
    <style:style style:name="P19" style:family="paragraph" style:parent-style-name="Standard">
      <style:paragraph-properties fo:margin-left="0.635cm" fo:text-align="justify" style:justify-single-word="false"/>
      <style:text-properties fo:font-weight="normal" officeooo:paragraph-rsid="0016f322" style:font-weight-asian="normal" style:font-weight-complex="normal"/>
    </style:style>
    <style:style style:name="P20" style:family="paragraph" style:parent-style-name="Standard">
      <style:paragraph-properties fo:margin-top="0.494cm" fo:margin-bottom="0.494cm" style:contextual-spacing="false" fo:orphans="2" fo:widows="2" fo:hyphenation-ladder-count="no-limit" fo:text-indent="0.635cm" style:auto-text-indent="false"/>
      <style:text-properties fo:font-weight="bold" officeooo:rsid="0019bc9a" officeooo:paragraph-rsid="001c950e" style:font-weight-asian="bold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ext_20_body">
      <style:paragraph-properties fo:text-align="justify" style:justify-single-word="false" fo:text-indent="0cm" style:auto-text-indent="false"/>
      <style:text-properties officeooo:paragraph-rsid="001c950e"/>
    </style:style>
    <style:style style:name="P22" style:family="paragraph" style:parent-style-name="Text_20_body">
      <style:paragraph-properties fo:text-align="justify" style:justify-single-word="false" fo:text-indent="0.635cm" style:auto-text-indent="false"/>
      <style:text-properties fo:font-weight="normal" officeooo:paragraph-rsid="0018dcc6" style:font-weight-asian="normal" style:font-weight-complex="normal"/>
    </style:style>
    <style:style style:name="P23" style:family="paragraph" style:parent-style-name="Text_20_body">
      <style:paragraph-properties fo:margin-top="0.494cm" fo:margin-bottom="0.494cm" style:contextual-spacing="false" fo:orphans="2" fo:widows="2" fo:hyphenation-ladder-count="no-limit" fo:text-indent="0.635cm" style:auto-text-indent="false"/>
      <style:text-properties fo:font-weight="bold" officeooo:rsid="0019bc9a" officeooo:paragraph-rsid="0019bc9a" style:font-weight-asian="bold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ext_20_body" style:list-style-name="L8"/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 style:list-style-name="L12"/>
    <style:style style:name="P28" style:family="paragraph" style:parent-style-name="Text_20_body">
      <style:paragraph-properties fo:margin-top="0.494cm" fo:margin-bottom="0cm" style:contextual-spacing="false"/>
      <style:text-properties officeooo:paragraph-rsid="0016f322"/>
    </style:style>
    <style:style style:name="T1" style:family="text">
      <style:text-properties fo:language="en" fo:country="US"/>
    </style:style>
    <style:style style:name="T2" style:family="text">
      <style:text-properties fo:font-size="16pt" style:font-name-asian="Times New Roman" style:font-size-asian="16pt" style:font-size-complex="16pt"/>
    </style:style>
    <style:style style:name="T3" style:family="text">
      <style:text-properties fo:font-size="14pt" style:font-name-asian="Times New Roman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c950e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d8890" style:font-size-asian="14pt" style:font-weight-asian="normal" style:font-size-complex="14pt" style:font-weight-complex="normal"/>
    </style:style>
    <style:style style:name="T12" style:family="text">
      <style:text-properties style:font-name-asian="Times New Roman"/>
    </style:style>
    <style:style style:name="T13" style:family="text">
      <style:text-properties officeooo:rsid="0018dcc6" style:font-name-asian="Times New Roman"/>
    </style:style>
    <style:style style:name="T14" style:family="text">
      <style:text-properties fo:font-size="15pt" style:font-name-asian="Times New Roman" style:font-size-asian="15pt" style:font-size-complex="15pt"/>
    </style:style>
    <style:style style:name="T15" style:family="text">
      <style:text-properties fo:font-size="15pt" officeooo:rsid="0016f322" style:font-name-asian="Times New Roman" style:font-size-asian="15pt" style:font-size-complex="15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c950e" style:font-weight-asian="bold" style:font-weight-complex="bold"/>
    </style:style>
    <style:style style:name="T18" style:family="text">
      <style:text-properties fo:font-weight="bold" officeooo:rsid="0019bc9a" style:letter-kerning="false" style:font-name-asian="Times New Roman" style:font-weight-asian="bold" style:font-weight-complex="bold"/>
    </style:style>
    <style:style style:name="T19" style:family="text">
      <style:text-properties style:letter-kerning="false" style:font-name-asian="Times New Roman"/>
    </style:style>
    <style:style style:name="T20" style:family="text">
      <style:text-properties officeooo:rsid="0018dcc6" style:letter-kerning="false" style:font-name-asian="Times New Roman"/>
    </style:style>
    <style:style style:name="T21" style:family="text">
      <style:text-properties officeooo:rsid="0019bc9a" style:letter-kerning="false" style:font-name-asian="Times New Roman"/>
    </style:style>
    <style:style style:name="T22" style:family="text">
      <style:text-properties officeooo:rsid="001c950e" style:letter-kerning="false" style:font-name-asian="Times New Roman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9cf63" style:font-weight-asian="normal" style:font-weight-complex="normal"/>
    </style:style>
    <style:style style:name="T25" style:family="text">
      <style:text-properties fo:font-weight="normal" officeooo:rsid="001c950e" style:font-weight-asian="normal" style:font-weight-complex="normal"/>
    </style:style>
    <style:style style:name="T26" style:family="text">
      <style:text-properties fo:font-weight="normal" style:letter-kerning="false" style:font-name-asian="Times New Roman" style:font-weight-asian="normal" style:font-weight-complex="normal"/>
    </style:style>
    <style:style style:name="T27" style:family="text">
      <style:text-properties officeooo:rsid="001c950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><text:span text:style-name="T2">Отчет о научной работе за пятый семестр по курсовой работе по теме:</text:span></text:p>
      <text:p text:style-name="P5" loext:marker-style-name="T3"><text:span text:style-name="T3">«</text:span><text:span text:style-name="T4">Исследование </text:span><text:span text:style-name="Strong_20_Emphasis"><text:span text:style-name="T9">эффективности микросервисной архитектуры по сравнению с монолитной, </text:span></text:span><text:span text:style-name="Strong_20_Emphasis"><text:span text:style-name="T11">исследование</text:span></text:span><text:span text:style-name="Strong_20_Emphasis"><text:span text:style-name="T9"> </text:span></text:span><text:span text:style-name="Strong_20_Emphasis"><text:span text:style-name="T10">шаблонов проектирования микросервисных приложений и средств управления микросервисами</text:span></text:span><text:span text:style-name="T5">»</text:span></text:p>
      <text:p text:style-name="P7" loext:marker-style-name="T4"/>
      <text:p text:style-name="P6" loext:marker-style-name="T12"><text:span text:style-name="T12">Студент 321 группы</text:span></text:p>
      <text:p text:style-name="P16" loext:marker-style-name="T14"><text:span text:style-name="T14">Поваров Андрей Алексеевич</text:span></text:p>
      <text:p text:style-name="P8"/>
      <text:p text:style-name="P4" loext:marker-style-name="T12"><text:span text:style-name="T12">Научны</text:span><text:span text:style-name="T13">е</text:span><text:span text:style-name="T12"> руководител</text:span><text:span text:style-name="T13">и</text:span><text:span text:style-name="T12">:</text:span></text:p>
      <text:p text:style-name="P4" loext:marker-style-name="T12"><text:span text:style-name="T15">Смелянский Руслан Леонидович, Антоненко Виталий Александрович</text:span><text:span text:style-name="T14">.</text:span></text:p>
      <text:p text:style-name="P9"/>
      <text:p text:style-name="P14" loext:marker-style-name="T4"><text:span text:style-name="T7">Описание задачи:</text:span><text:span text:style-name="T4"> </text:span></text:p>
      <text:p text:style-name="P21"><text:span text:style-name="T19"><text:tab/></text:span></text:p>
      <text:p text:style-name="P21"><text:span text:style-name="T19"><text:tab/></text:span><text:span text:style-name="T22">Перед нами стоит задача р</text:span><text:span text:style-name="T19">еализ</text:span><text:span text:style-name="T22">ации</text:span><text:span text:style-name="T19"> микросервисно</text:span><text:span text:style-name="T22">го</text:span><text:span text:style-name="T19"> приложени</text:span><text:span text:style-name="T22">я</text:span><text:span text:style-name="T19"> с использованием Kubernetes (k8s) для </text:span><text:span text:style-name="T21">управления </text:span><text:span text:style-name="T22">его</text:span><text:span text:style-name="T21"> структур</text:span><text:span text:style-name="T22">ой и сравнения данного подхода с монолитным</text:span><text:span text:style-name="T21">. </text:span><text:span text:style-name="T22">Также необходимо п</text:span><text:span text:style-name="T21">родемонстрировать преимущества использования паттернов микросервисного проектирования, а также Kubernetes как средства управления микросервисами.</text:span></text:p>
      <text:p text:style-name="P21"><text:span text:style-name="T21"/></text:p>
      <text:p text:style-name="P20" loext:marker-style-name="T19"><text:span text:style-name="T19">Цели:</text:span></text:p>
      <text:p text:style-name="P12" loext:marker-style-name="T19"><text:span text:style-name="T19">Необходимо </text:span><text:span text:style-name="T20">спроектировать</text:span><text:span text:style-name="T19"> а</text:span><text:span text:style-name="T20">рхитектуру микросервисного приложения так, чтобы</text:span><text:span text:style-name="T19">:</text:span></text:p>
      <text:list text:style-name="WWNum8">
        <text:list-item>
          <text:p text:style-name="P17" loext:marker-style-name="T19"><text:span text:style-name="T19">Без проблем можно было показать её преимущества и недостатки по сравнению с монолитной архитектурой. </text:span></text:p>
        </text:list-item>
        <text:list-item>
          <text:p text:style-name="P11" loext:marker-style-name="T19"><text:span text:style-name="T19">Адаптивно определяет уровень избыточности для каждого сеанса передачи данных.</text:span></text:p>
          <text:p text:style-name="P11" loext:marker-style-name="T19"><text:span text:style-name="T18"/></text:p>
        </text:list-item>
      </text:list>
      <text:p text:style-name="P14" loext:marker-style-name="T8"><text:span text:style-name="T8">Обоснование актуальности задачи:</text:span></text:p>
      <text:p text:style-name="P14" loext:marker-style-name="T8"><text:span text:style-name="T8"/></text:p>
      <text:p text:style-name="P22">С ростом сложности приложений и требований к их производительности, традиционные монолитные архитектуры часто становятся узким местом в разработке и поддержке. Монолиты сложно масштабировать, обновлять и поддерживать в условиях быстро меняющихся требований бизнеса.</text:p>
      <text:p text:style-name="Text_20_body">Микросервисная архитектура предлагает ряд преимуществ:</text:p>
      <text:list text:style-name="L8">
        <text:list-item>
          <text:p text:style-name="P24"><text:span text:style-name="Strong_20_Emphasis"><text:span text:style-name="T23">Гибкость разработки и развертывания:</text:span></text:span><text:span text:style-name="T23"> Каждый микросервис может разрабатываться и разворачиваться независимо.</text:span></text:p>
        </text:list-item>
        <text:list-item>
          <text:p text:style-name="P24"><text:span text:style-name="Strong_20_Emphasis"><text:span text:style-name="T23">Масштабируемость:</text:span></text:span><text:span text:style-name="T23"> Легкость горизонтального масштабирования конкретных сервисов в зависимости от нагрузки.</text:span></text:p>
        </text:list-item>
        <text:list-item>
          <text:p text:style-name="P24"><text:soft-page-break/><text:span text:style-name="Strong_20_Emphasis"><text:span text:style-name="T23">Устойчивость к сбоям:</text:span></text:span><text:span text:style-name="T23"> Отказ одного сервиса не приводит к отказу всей системы.</text:span></text:p>
        </text:list-item>
        <text:list-item>
          <text:p text:style-name="P24"><text:span text:style-name="Strong_20_Emphasis"><text:span text:style-name="T23">Технологическая разнородность:</text:span></text:span><text:span text:style-name="T23"> Возможность использовать разные технологии для разных сервисов.</text:span></text:p>
        </text:list-item>
      </text:list>
      <text:p text:style-name="P10"/>
      <text:p text:style-name="P14" loext:marker-style-name="T8"><text:span text:style-name="T8">Текущие результаты:</text:span></text:p>
      <text:p text:style-name="P14" loext:marker-style-name="T8"><text:span text:style-name="T8"/></text:p>
      <text:list text:style-name="L10">
        <text:list-item>
          <text:p text:style-name="P25"><text:span text:style-name="Strong_20_Emphasis"><text:span text:style-name="T23">Изучены </text:span></text:span><text:span text:style-name="Strong_20_Emphasis"><text:span text:style-name="T24">наиболее популярные проблемы связанные с микросервисной архитектурой и способы их решения</text:span></text:span><text:span text:style-name="T23">.</text:span></text:p>
        </text:list-item>
        <text:list-item>
          <text:p text:style-name="P25"><text:span text:style-name="Strong_20_Emphasis"><text:span text:style-name="T23">Освоено использование Kubernetes</text:span></text:span><text:span text:style-name="T23"> для оркестрации контейнеров.</text:span></text:p>
        </text:list-item>
        <text:list-item>
          <text:p text:style-name="P25"><text:span text:style-name="Strong_20_Emphasis"><text:span text:style-name="T23">Рассмотрены </text:span></text:span><text:span text:style-name="Strong_20_Emphasis"><text:span text:style-name="T24">наиболее популярные </text:span></text:span><text:span text:style-name="Strong_20_Emphasis"><text:span text:style-name="T23">шаблоны </text:span></text:span><text:span text:style-name="Strong_20_Emphasis"><text:span text:style-name="T24">проектирования </text:span></text:span><text:span text:style-name="Strong_20_Emphasis"><text:span text:style-name="T23">микросервисной архитектуры</text:span></text:span></text:p>
        </text:list-item>
        <text:list-item>
          <text:p text:style-name="P25"><text:span text:style-name="Strong_20_Emphasis"><text:span text:style-name="T23">Разработан </text:span></text:span><text:span text:style-name="Strong_20_Emphasis"><text:span text:style-name="T24">ряд </text:span></text:span><text:span text:style-name="Strong_20_Emphasis"><text:span text:style-name="T23">манифест</text:span></text:span><text:span text:style-name="Strong_20_Emphasis"><text:span text:style-name="T24">ов</text:span></text:span><text:span text:style-name="Strong_20_Emphasis"><text:span text:style-name="T23"> Kubernetes</text:span></text:span><text:span text:style-name="T23"> для развертывания микросервисов.</text:span></text:p>
        </text:list-item>
      </text:list>
      <text:p text:style-name="P19"/>
      <text:p text:style-name="P14" loext:marker-style-name="T8"><text:span text:style-name="T8">Планы на весенний семестр:</text:span></text:p>
      <text:h text:style-name="P1" text:outline-level="3" loext:marker-style-name="T8"><text:span text:style-name="T1"/></text:h>
      <text:list text:style-name="L11">
        <text:list-item>
          <text:p text:style-name="P26"><text:span text:style-name="Strong_20_Emphasis"><text:span text:style-name="T23">Реализация микросервисного приложения</text:span></text:span><text:span text:style-name="T23"> с использованием </text:span><text:span text:style-name="T25">шаблонов проектирования микросервисов и </text:span><text:span text:style-name="T23">Kubernetes.</text:span></text:p>
        </text:list-item>
        <text:list-item>
          <text:p text:style-name="P26"><text:span text:style-name="Strong_20_Emphasis"><text:span text:style-name="T23">Добавление шаблонов проектирования</text:span></text:span><text:span text:style-name="T23"> для обеспечения отказоустойчивости и целостности данных.</text:span></text:p>
        </text:list-item>
        <text:list-item>
          <text:p text:style-name="P26"><text:span text:style-name="Strong_20_Emphasis"><text:span text:style-name="T23">Проведение экспериментального исследования</text:span></text:span><text:span text:style-name="T23"> для сравнения микросервисной и монолитной архитектур.</text:span></text:p>
        </text:list-item>
        <text:list-item>
          <text:p text:style-name="P26"><text:span text:style-name="Strong_20_Emphasis"><text:span text:style-name="T23">Сравнение производительности, гибкости и масштабируемости</text:span></text:span><text:span text:style-name="T23"> двух архитектур.</text:span></text:p>
        </text:list-item>
        <text:list-item>
          <text:p text:style-name="P26"><text:span text:style-name="Strong_20_Emphasis"><text:span text:style-name="T23">Документирование результатов исследования</text:span></text:span><text:span text:style-name="T23"> и подготовка итогового отчета.</text:span></text:p>
        </text:list-item>
      </text:list>
      <text:p text:style-name="P18" loext:marker-style-name="T8"><text:span text:style-name="T1"/></text:p>
      <text:p text:style-name="P15"/>
      <text:p text:style-name="P14" loext:marker-style-name="T6"><text:span text:style-name="T8">Литература</text:span><text:span text:style-name="T6">:</text:span></text:p>
      <text:list text:style-name="L12">
        <text:list-item>
          <text:p text:style-name="P27"><text:span text:style-name="Strong_20_Emphasis">Erl, T.</text:span> <text:span text:style-name="Emphasis">Service-Oriented Architecture: Concepts, Technology, and Design</text:span>. Prentice Hall.</text:p>
        </text:list-item>
        <text:list-item>
          <text:p text:style-name="P27"><text:span text:style-name="Strong_20_Emphasis">Fowler, M.</text:span> <text:span text:style-name="Emphasis">Patterns of Enterprise Application Architecture</text:span>. Addison-Wesley.</text:p>
        </text:list-item>
        <text:list-item>
          <text:p text:style-name="P27"><text:span text:style-name="Strong_20_Emphasis">Newman, S.</text:span> <text:span text:style-name="Emphasis">Building Microservices: Designing Fine-Grained Systems</text:span>. O'Reilly Media.</text:p>
        </text:list-item>
        <text:list-item>
          <text:p text:style-name="P27"><text:span text:style-name="Strong_20_Emphasis">https://microservices.io/patterns/data/cqrs.html</text:span></text:p>
        </text:list-item>
        <text:list-item>
          <text:p text:style-name="P27"><text:span text:style-name="Strong_20_Emphasis">Официальная документация Kubernetes</text:span> – <text:span text:style-name="Emphasis">https://kubernetes.io/docs/</text:span></text:p>
        </text:list-item>
        <text:list-item>
          <text:p text:style-name="P27"><text:span text:style-name="Strong_20_Emphasis">Richardson, C.</text:span> <text:span text:style-name="Emphasis">Microservices Patterns: With Examples in Java</text:span>. Manning Publications.</text:p>
        </text:list-item>
        <text:list-item>
          <text:p text:style-name="P27"><text:span text:style-name="Strong_20_Emphasis">Pahl, C., &amp; Jamshidi, P.</text:span> <text:span text:style-name="Emphasis">Microservices: A Systematic Mapping Study</text:span>. Proceedings of the 6th International Conference on Cloud Computing and Services Science (2016).</text:p>
        </text:list-item>
      </text:list>
      <text:h text:style-name="P2" text:outline-level="3" loext:marker-style-name="T1"><text:soft-page-break/><text:span text:style-name="T1"><text:s text:c="6"/>Заключение</text:span></text:h>
      <text:p text:style-name="P28" loext:marker-style-name="T1"><text:span text:style-name="T1"/></text:p>
      <text:p text:style-name="Text_20_body"><text:tab/>В данной работе будет подробно исследовано, как микросервисная архитектура, управляемая средствами Kubernetes, превосходит монолитный подход по гибкости, масштабируемости и отказоустойчивости. Применение современных шаблонов проектирования позволит создать надёжную и эффективную систему, готовую к реальным условиям эксплуатации.</text:p>
      <text:p text:style-name="P3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 fo:hyphenation-ladder-count="no-limit"/>
      <style:text-properties style:letter-kerning="false" style:font-name-asian="Times New Roman" style:font-family-asian="'Times New Roman'" style:font-family-generic-asian="system" style:font-pitch-asian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ListLabel_20_46" style:display-name="ListLabel 46" style:family="text">
      <style:text-properties fo:font-size="12pt" fo:font-weight="normal" style:font-size-asian="12pt" style:font-weight-asian="normal" style:font-size-complex="12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3:02:50.350859370</meta:creation-date>
    <dc:date>2024-12-11T23:28:05.401379271</dc:date>
    <meta:editing-duration>PT25M12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3" meta:paragraph-count="41" meta:word-count="398" meta:character-count="3507" meta:non-whitespace-character-count="3159"/>
  </office:meta>
</office:document-meta>
</file>